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officeooo:paragraph-rsid="0015e8d7" style:font-style-asian="normal" style:font-style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officeooo:paragraph-rsid="00246985" style:font-size-asian="10pt" style:font-style-asian="normal" style:font-weight-asian="bold" style:font-size-complex="10pt" style:font-style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officeooo:paragraph-rsid="002b4efe" style:font-size-asian="10pt" style:font-style-asian="normal" style:font-weight-asian="bold" style:font-size-complex="10pt" style:font-style-complex="normal"/>
    </style:style>
    <style:style style:name="P7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officeooo:paragraph-rsid="002dd42e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Arial" fo:font-size="10pt" officeooo:paragraph-rsid="0015e8d7" style:font-size-asian="10pt" style:font-size-complex="10pt"/>
    </style:style>
    <style:style style:name="P10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font-style="normal" style:font-size-asian="5.25pt" style:font-style-asian="normal" style:font-size-complex="6pt" style:font-style-complex="normal"/>
    </style:style>
    <style:style style:name="P12" style:family="paragraph" style:parent-style-name="Standard">
      <style:text-properties style:font-name="Arial" fo:font-size="6pt" officeooo:paragraph-rsid="0015e8d7" style:font-size-asian="5.25pt" style:font-size-complex="6pt"/>
    </style:style>
    <style:style style:name="P13" style:family="paragraph" style:parent-style-name="Standard">
      <style:text-properties style:font-name="Arial" fo:font-size="6pt" officeooo:rsid="0015e8d7" officeooo:paragraph-rsid="0015e8d7" style:font-size-asian="5.25pt" style:font-size-complex="6pt"/>
    </style:style>
    <style:style style:name="P14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15e8d7"/>
    </style:style>
    <style:style style:name="P15" style:family="paragraph" style:parent-style-name="Standard">
      <style:text-properties style:font-name="Arial" officeooo:paragraph-rsid="0015e8d7"/>
    </style:style>
    <style:style style:name="P16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language="en" fo:country="US" fo:font-weight="bold" officeooo:paragraph-rsid="002dd42e" style:font-weight-asian="bold"/>
    </style:style>
    <style:style style:name="P17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officeooo:paragraph-rsid="002dd42e"/>
    </style:style>
    <style:style style:name="P18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officeooo:paragraph-rsid="002dd42e"/>
    </style:style>
    <style:style style:name="P19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weight="bold" officeooo:paragraph-rsid="002dd42e" style:font-weight-asian="bold"/>
    </style:style>
    <style:style style:name="P20" style:family="paragraph" style:parent-style-name="Standard">
      <style:text-properties fo:color="#ff3333" style:font-name="Arial" fo:font-size="6pt" fo:font-style="normal" fo:font-weight="bold" officeooo:paragraph-rsid="0015e8d7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21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fo:color="#0000ff" style:font-name="Arial" fo:font-size="10pt" fo:language="en" fo:country="US" fo:font-style="normal" style:text-underline-style="solid" style:text-underline-width="auto" style:text-underline-color="font-color" fo:font-weight="bold" officeooo:paragraph-rsid="002dd42e" style:font-size-asian="10pt" style:font-style-asian="normal" style:font-weight-asian="bold" style:font-size-complex="10pt" style:font-style-complex="normal"/>
    </style:style>
    <style:style style:name="P22" style:family="paragraph" style:parent-style-name="Standard">
      <style:paragraph-properties fo:margin-left="0in" fo:margin-right="0in" fo:text-indent="0.5in" style:auto-text-indent="false"/>
      <style:text-properties style:font-name="Arial" fo:font-style="normal" style:font-style-asian="normal" style:font-style-complex="normal"/>
    </style:style>
    <style:style style:name="P23" style:family="paragraph" style:parent-style-name="Text_20_body">
      <style:text-properties style:font-name="Arial" fo:font-style="normal" style:font-name-asian="Palatino" style:font-style-asian="normal" style:font-style-complex="normal"/>
    </style:style>
    <style:style style:name="P24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Teri">
      <style:text-properties style:font-name="Arial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6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246985" style:font-style-asian="normal" style:font-style-complex="normal"/>
    </style:style>
    <style:style style:name="P27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28" style:family="paragraph" style:parent-style-name="Body_20_Text_20_2">
      <style:text-properties style:font-name="Arial" fo:font-size="11pt" fo:font-style="normal" fo:font-weight="normal" officeooo:rsid="00296697" officeooo:paragraph-rsid="00296697" style:font-size-asian="11pt" style:font-style-asian="normal" style:font-weight-asian="normal" style:font-name-complex="Times New Roman" style:font-style-complex="normal" style:font-weight-complex="bold"/>
    </style:style>
    <style:style style:name="P29" style:family="paragraph" style:parent-style-name="Body_20_Text_20_2">
      <style:text-properties style:font-name="Arial" fo:font-size="6pt" fo:font-style="normal" fo:font-weight="bold" style:font-size-asian="5.25pt" style:font-style-asian="normal" style:font-weight-asian="bold" style:font-name-complex="Times New Roman" style:font-size-complex="6pt" style:font-style-complex="normal" style:font-weight-complex="bold"/>
    </style:style>
    <style:style style:name="P30" style:family="paragraph" style:parent-style-name="Body_20_Text_20_2">
      <style:text-properties style:font-name="Arial" fo:font-size="7pt" fo:font-style="normal" fo:font-weight="normal" style:font-size-asian="6.09999990463257pt" style:font-style-asian="normal" style:font-weight-asian="normal" style:font-name-complex="Times New Roman" style:font-size-complex="7pt" style:font-style-complex="normal" style:font-weight-complex="bold"/>
    </style:style>
    <style:style style:name="P31" style:family="paragraph" style:parent-style-name="Body_20_Text_20_2">
      <style:text-properties style:font-name="Arial" fo:font-size="7pt" fo:font-style="normal" fo:font-weight="normal" officeooo:rsid="00296697" officeooo:paragraph-rsid="00296697" style:font-size-asian="6.09999990463257pt" style:font-style-asian="normal" style:font-weight-asian="normal" style:font-name-complex="Times New Roman" style:font-size-complex="7pt" style:font-style-complex="normal" style:font-weight-complex="bold"/>
    </style:style>
    <style:style style:name="P32" style:family="paragraph" style:parent-style-name="Heading" style:master-page-name="Standard">
      <style:paragraph-properties style:page-number="auto"/>
      <style:text-properties style:font-name="Arial" fo:font-style="normal" style:font-style-asian="normal" style:font-style-complex="normal"/>
    </style:style>
    <style:style style:name="P33" style:family="paragraph" style:parent-style-name="Heading_20_1">
      <style:text-properties style:font-name="Arial" fo:font-style="normal" style:font-style-asian="normal" style:font-name-complex="Times New Roman" style:font-style-complex="normal"/>
    </style:style>
    <style:style style:name="P34" style:family="paragraph" style:parent-style-name="Heading_20_2">
      <style:text-properties style:font-name="Arial" fo:font-style="normal" style:font-style-asian="normal" style:font-style-complex="normal"/>
    </style:style>
    <style:style style:name="P35" style:family="paragraph">
      <style:paragraph-properties fo:text-align="star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P3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Liberation Sans1" style:font-weight-complex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color="#0000ff" style:text-underline-style="solid" style:text-underline-width="auto" style:text-underline-color="font-color"/>
    </style:style>
    <style:style style:name="T8" style:family="text">
      <style:text-properties fo:color="#0000ff" style:text-underline-style="solid" style:text-underline-width="auto" style:text-underline-color="font-color" officeooo:rsid="001bdf5b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12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13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14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weight="normal" style:font-weight-asian="normal" style:font-name-complex="Liberation Sans1" style:font-weight-complex="normal"/>
    </style:style>
    <style:style style:name="T17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18" style:family="text">
      <style:text-properties officeooo:rsid="0015e8d7"/>
    </style:style>
    <style:style style:name="T19" style:family="text">
      <style:text-properties officeooo:rsid="001b620f"/>
    </style:style>
    <style:style style:name="T20" style:family="text">
      <style:text-properties officeooo:rsid="001dd75b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officeooo:rsid="0024bab2"/>
    </style:style>
    <style:style style:name="T23" style:family="text">
      <style:text-properties officeooo:rsid="002832a6"/>
    </style:style>
    <style:style style:name="T24" style:family="text">
      <style:text-properties officeooo:rsid="002c8da0"/>
    </style:style>
    <style:style style:name="T25" style:family="text">
      <style:text-properties fo:color="#000000" fo:font-weight="bold" style:font-weight-asian="bold"/>
    </style:style>
    <style:style style:name="T26" style:family="text">
      <style:text-properties style:font-name="Arial"/>
    </style:style>
    <style:style style:name="T27" style:family="text">
      <style:text-properties officeooo:rsid="002dd42e"/>
    </style:style>
    <style:style style:name="T28" style:family="text">
      <style:text-properties officeooo:rsid="003001f8"/>
    </style:style>
    <style:style style:name="T29" style:family="text">
      <style:text-properties officeooo:rsid="0032483a"/>
    </style:style>
    <style:style style:name="T30" style:family="text">
      <style:text-properties officeooo:rsid="003377e0"/>
    </style:style>
    <style:style style:name="T31" style:family="text">
      <style:text-properties officeooo:rsid="00354fc3"/>
    </style:style>
    <style:style style:name="T32" style:family="text">
      <style:text-properties officeooo:rsid="00379ec8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Applied Math 201<text:span text:style-name="T29">8</text:span> – <text:span text:style-name="T31">Spring </text:span>In-service</text:p>
      <text:h text:style-name="P34" text:outline-level="2">Registration</text:h>
      <text:h text:style-name="P33" text:outline-level="1">In-service Registration Fee: $1<text:span text:style-name="T20">3</text:span>5.00 ($1<text:span text:style-name="T20">6</text:span>0.00 on-site)</text:h>
      <text:p text:style-name="P2">(Includes continental breakfast, lunch and six (6) STEM Clock Hours)</text:p>
      <text:p text:style-name="P5"><text:tab/></text:p>
      <text:p text:style-name="P6"><text:span text:style-name="T24">Send Reginstration to</text:span>:<text:tab/><text:span text:style-name="T26">Washington Applied Math Council (WAMC)</text:span></text:p>
      <text:p text:style-name="P7"><text:span text:style-name="T2"><text:tab/><text:tab/></text:span><text:span text:style-name="T4">C/O WAMC Registration</text:span></text:p>
      <text:p text:style-name="P16"><text:tab/><text:tab/>PO BOX 3731</text:p>
      <text:p text:style-name="P17"><text:span text:style-name="T4"><text:tab/><text:tab/></text:span><text:span text:style-name="T2">Lacey WA <text:s text:c="2"/>98509</text:span></text:p>
      <text:p text:style-name="P18"><text:tab/><text:span text:style-name="T2">(360) 584-5047 </text:span></text:p>
      <text:p text:style-name="P19"><text:tab/>Fax: (360) 890-4683</text:p>
      <text:p text:style-name="P18"><text:span text:style-name="T2"><text:tab/>E-mail to: <text:s/></text:span><text:span text:style-name="T25">dcomsia@gmail.com</text:span><text:span text:style-name="T2"> </text:span></text:p>
      <text:p text:style-name="P21"/>
      <text:p text:style-name="P3"/>
      <text:p text:style-name="P14"><text:span text:style-name="T11">Name:</text:span><text:span text:style-name="T15"><draw:control text:anchor-type="as-char" draw:z-index="0" draw:style-name="gr1" draw:text-style-name="P35" svg:width="2.5004in" svg:height="0.2504in" draw:control="control1"/></text:span><text:span text:style-name="T11"><text:tab/>School District:</text:span><text:span text:style-name="T15"><draw:control text:anchor-type="as-char" draw:z-index="1" draw:style-name="gr1" draw:text-style-name="P35" svg:width="2.2406in" svg:height="0.2504in" draw:control="control2"/></text:span><text:span text:style-name="T11"> </text:span></text:p>
      <text:p text:style-name="P14"><text:span text:style-name="T11">Address: </text:span><text:span text:style-name="T15"><draw:control text:anchor-type="as-char" draw:z-index="2" draw:style-name="gr1" draw:text-style-name="P35" svg:width="2.5004in" svg:height="0.2504in" draw:control="control3"/></text:span><text:span text:style-name="T11">City, Zip: </text:span><text:span text:style-name="T15"><draw:control text:anchor-type="as-char" draw:z-index="3" draw:style-name="gr1" draw:text-style-name="P35" svg:width="2.5004in" svg:height="0.2504in" draw:control="control4"/></text:span></text:p>
      <text:p text:style-name="P14"><text:span text:style-name="T11">School: </text:span><text:span text:style-name="T11"><draw:control text:anchor-type="as-char" draw:z-index="4" draw:style-name="gr1" draw:text-style-name="P35" svg:width="2.5004in" svg:height="0.2504in" draw:control="control5"/></text:span><text:span text:style-name="T11"><text:tab/>School Phone: </text:span><text:span text:style-name="T15"><draw:control text:anchor-type="as-char" draw:z-index="5" draw:style-name="gr1" draw:text-style-name="P35" svg:width="2.0004in" svg:height="0.2504in" draw:control="control6"/></text:span></text:p>
      <text:p text:style-name="P15"><text:span text:style-name="T12">Billing</text:span><text:span text:style-name="T11"> Address: </text:span><text:span text:style-name="T14"><draw:control text:anchor-type="as-char" draw:z-index="6" draw:style-name="gr1" draw:text-style-name="P35" svg:width="5.0004in" svg:height="0.2504in" draw:control="control7"/></text:span></text:p>
      <text:p text:style-name="P15"><text:span text:style-name="T11">School Email: </text:span><text:span text:style-name="T15"><draw:control text:anchor-type="as-char" draw:z-index="7" draw:style-name="gr1" draw:text-style-name="P35" svg:width="2.5004in" svg:height="0.2504in" draw:control="control8"/></text:span><text:span text:style-name="T11"> <text:s/>CTE Cert.# </text:span><text:span text:style-name="T15"><draw:control text:anchor-type="as-char" draw:z-index="8" draw:style-name="gr1" draw:text-style-name="P35" svg:width="1.7504in" svg:height="0.2504in" draw:control="control9"/></text:span></text:p>
      <text:p text:style-name="P15"><text:span text:style-name="T13">Alternate</text:span><text:span text:style-name="T11"> Email:</text:span><text:span text:style-name="T15"><draw:control text:anchor-type="as-char" draw:z-index="9" draw:style-name="gr1" draw:text-style-name="P35" svg:width="2.5004in" svg:height="0.2504in" draw:control="control10"/></text:span><text:span text:style-name="T11"> <text:s text:c="4"/></text:span></text:p>
      <text:p text:style-name="P15"><text:span text:style-name="T12">Check Number</text:span><text:span text:style-name="T11">: </text:span><text:span text:style-name="T11"><draw:control text:anchor-type="as-char" draw:z-index="10" draw:style-name="gr1" draw:text-style-name="P35" svg:width="2.0004in" svg:height="0.2504in" draw:control="control11"/></text:span><text:span text:style-name="T11"> </text:span><text:span text:style-name="T12">PO Number</text:span><text:span text:style-name="T11">:</text:span><text:span text:style-name="T11"><draw:control text:anchor-type="as-char" draw:z-index="11" draw:style-name="gr1" draw:text-style-name="P35" svg:width="2.0004in" svg:height="0.2504in" draw:control="control12"/></text:span><text:span text:style-name="T11"> <text:s text:c="5"/></text:span></text:p>
      <text:p text:style-name="P13"/>
      <text:p text:style-name="P10">Make Checks and POs payable to Washington Applied Math Council (WAMC)</text:p>
      <text:p text:style-name="P9"><text:span text:style-name="T17">Receipts available the day of in-service for non-preregistered</text:span><text:span text:style-name="T3"> <text:s/></text:span><text:span text:style-name="T16"><text:s text:c="3"/></text:span></text:p>
      <text:p text:style-name="P12"/>
      <text:p text:style-name="P27">The regular price of $1<text:span text:style-name="T19">3</text:span>5 applies for early inservice registrations ONLY. <text:s/>For registrations postmarked after <text:span text:style-name="T32">April 27, 2018</text:span> or on-site the cost is $1<text:span text:style-name="T19">6</text:span>0.00.</text:p>
      <text:p text:style-name="P20"/>
      <text:p text:style-name="P2"><text:span text:style-name="T6">Please specify which inservice you will attend</text:span>:</text:p>
      <text:p text:style-name="P11"/>
      <text:p text:style-name="P4"><draw:control text:anchor-type="as-char" draw:z-index="12" draw:style-name="gr2" draw:text-style-name="P36" svg:width="0.2504in" svg:height="0.2504in" draw:control="control13"/><text:span text:style-name="T18">WEST SIDE<text:tab/><text:tab/><text:tab/><text:tab/><text:tab/></text:span><text:span text:style-name="T18"><draw:control text:anchor-type="as-char" draw:z-index="13" draw:style-name="gr2" draw:text-style-name="P36" svg:width="0.2504in" svg:height="0.2504in" draw:control="control14"/></text:span><text:span text:style-name="T18">EAST SIDE<text:tab/></text:span></text:p>
      <text:p text:style-name="P22"><text:span text:style-name="T9">WEST SIDE </text:span><text:span text:style-name="T10"><text:tab/><text:tab/><text:tab/><text:tab/><text:tab/></text:span><text:span text:style-name="T9">EAST SIDE</text:span></text:p>
      <text:p text:style-name="P8">Wednesday, <text:span text:style-name="T29">May 2</text:span>, 201<text:span text:style-name="T29">8</text:span><text:tab/><text:tab/><text:tab/><text:tab/><text:tab/>Friday, <text:span text:style-name="T30">May 4</text:span>, 201<text:span text:style-name="T30">8</text:span></text:p>
      <text:p text:style-name="P8">ESD 113<text:tab/><text:tab/><text:tab/><text:tab/><text:tab/><text:tab/><text:tab/>Spokane Community College</text:p>
      <text:p text:style-name="P8">6005 Tyee Drive SW<text:tab/><text:tab/><text:tab/><text:tab/><text:tab/><text:tab/>North 1810 Greene Street</text:p>
      <text:p text:style-name="P25">Tumwater, WA <text:s/>98512<text:tab/><text:tab/><text:tab/><text:tab/><text:tab/><text:tab/>Spokane, WA <text:s/>99207</text:p>
      <text:p text:style-name="P1"><text:span text:style-name="T21"><text:tab/><text:tab/><text:tab/><text:tab/></text:span><text:tab/><text:tab/><text:tab/><text:tab/>“The Lair” <text:s/>Building #6</text:p>
      <text:p text:style-name="P1">8:30 a.m. – 3:30 p.m. (includes lunch)<text:tab/><text:tab/><text:tab/><text:tab/>8:30 a.m. – 3:30 p.m. (includes lunch)</text:p>
      <text:p text:style-name="P1"/>
      <text:p text:style-name="P26">For directions and additional Information check our web site at, <text:a xlink:type="simple" xlink:href="http://www.wa-appliedmath.org/" text:style-name="Internet_20_link" text:visited-style-name="Visited_20_Internet_20_Link"><text:span text:style-name="T22">http://www.wa-appliedmath.org/</text:span></text:a></text:p>
      <text:p text:style-name="P26"><text:span text:style-name="T23">Fall and </text:span>Summer Registration forms are available to be downloaded from this site!</text:p>
      <text:p text:style-name="P30"/>
      <text:p text:style-name="P28">Please register early to ensure your place in these in-services. <text:s/>A<text:span text:style-name="T6">ll cancellations must be in writing.</text:span> Cancellations received more than two weeks prior will be charged $25 and there are </text:p>
      <text:p text:style-name="P28"><text:span text:style-name="T2">no refunds</text:span> for cancellations received within two weeks of the inservice date or no-shows.</text:p>
      <text:p text:style-name="P31"/>
      <text:p text:style-name="P28">These in-services fulfill, in part, the Assurance Statement signed by the district to continue in-service in the CTE Applied Math program and are approved by OSPI for <text:span text:style-name="T5">six STEM Clock Hours</text:span> of credit each. </text:p>
      <text:p text:style-name="P29"/>
      <text:p text:style-name="P24"><text:span text:style-name="T1">For additional information call Ron Noble (509) 684-5541 or e-mail: </text:span><text:span text:style-name="T8">r</text:span><text:span text:style-name="T7">noble@wa-appliedmath.org</text:span></text:p>
      <text:p text:style-name="P23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17-08-01T17:31:10.672911711</dc:date>
    <meta:print-date>2013-10-13T17:25:00</meta:print-date>
    <meta:editing-cycles>27</meta:editing-cycles>
    <meta:editing-duration>PT18H35M54S</meta:editing-duration>
    <meta:generator>LibreOffice/5.2.7.2$Linux_X86_64 LibreOffice_project/20m0$Build-2</meta:generator>
    <meta:document-statistic meta:table-count="0" meta:image-count="0" meta:object-count="0" meta:page-count="1" meta:paragraph-count="38" meta:word-count="282" meta:character-count="1962" meta:non-whitespace-character-count="1602"/>
  </office:meta>
</office:document-meta>
</file>